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683241EBAC091DBD0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36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2.186cm, 0cm, 2.258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pr1" style:family="presentation" style:parent-style-name="標準-title">
      <style:graphic-properties fo:min-height="2.629cm"/>
      <style:paragraph-properties style:writing-mode="lr-tb"/>
    </style:style>
    <style:style style:name="pr2" style:family="presentation" style:parent-style-name="標準-notes">
      <style:graphic-properties draw:fill-color="#ffffff" fo:min-height="13.364cm"/>
      <style:paragraph-properties style:writing-mode="lr-tb"/>
    </style:style>
    <style:style style:name="pr3" style:family="presentation" style:parent-style-name="標準-outline1">
      <style:graphic-properties fo:min-height="8.884cm"/>
      <style:paragraph-properties style:writing-mode="lr-tb"/>
    </style:style>
    <style:style style:name="P1" style:family="paragraph">
      <style:text-properties fo:font-size="22pt" style:font-size-asian="22pt"/>
    </style:style>
    <style:style style:name="P2" style:family="paragraph">
      <loext:graphic-properties draw:fill="none" draw:fill-color="#ffffff"/>
      <style:text-properties fo:font-size="22pt" style:font-size-asian="2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22pt" style:font-size-asian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4.505cm" svg:x="1.5cm" svg:y="4.062cm" presentation:class="title" presentation:user-transformed="true">
          <draw:text-box>
            <text:p>熱力学的遺伝アルゴリズムによる CNN 構造の進化的獲得</text:p>
          </draw:text-box>
        </draw:frame>
        <draw:frame draw:style-name="gr1" draw:text-style-name="P2" draw:layer="layout" svg:width="10cm" svg:height="3.617cm" svg:x="17cm" svg:y="11cm">
          <draw:text-box>
            <text:p text:style-name="P1"><text:span text:style-name="T1">創発ソフトウェア研究室</text:span></text:p>
            <text:p text:style-name="P1"><text:span text:style-name="T1">B3 </text:span><text:span text:style-name="T1">平 智隆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目次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はじめに</text:p>
              </text:list-item>
              <text:list-item>
                <text:p>要素技術</text:p>
              </text:list-item>
              <text:list-item>
                <text:p>提案手法</text:p>
              </text:list-item>
              <text:list-item>
                <text:p>実験結果</text:p>
              </text:list-item>
              <text:list-item>
                <text:p>まとめと今後の課題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5.199cm" svg:height="2.629cm" svg:x="1.4cm" svg:y="0.628cm" presentation:class="title">
          <draw:text-box>
            <text:p>はじめに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畳み込みニューラルネットワーク</text:p>
                <text:p>(Convolutional Neural Network: CNN)</text:p>
                <text:list>
                  <text:list-item>
                    <text:list>
                      <text:list-item>
                        <text:p>近年，画像認識に広く用いられている．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3" draw:text-style-name="P4" draw:layer="layout" svg:width="15cm" svg:height="4.499cm" svg:x="6.5cm" svg:y="9cm">
          <draw:image xlink:href="Pictures/1000000000000280000001683241EBAC091DBD0C.png" xlink:type="simple" xlink:show="embed" xlink:actuate="onLoad" draw:mime-type="image/png">
            <text:p/>
          </draw:image>
        </draw:frame>
        <draw:frame draw:style-name="gr4" draw:text-style-name="P5" draw:layer="layout" svg:width="24cm" svg:height="1.5cm" svg:x="2.5cm" svg:y="14cm">
          <draw:text-box>
            <text:p>https://deepage.net/deep_learning/2016/11/07/convolutional_neural_network.html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9T15:12:02.085117244</meta:creation-date>
    <dc:date>2022-11-29T15:25:50.227145754</dc:date>
    <meta:editing-duration>PT13M51S</meta:editing-duration>
    <meta:editing-cycles>3</meta:editing-cycles>
    <meta:generator>LibreOffice/7.3.6.2$Linux_X86_64 LibreOffice_project/30$Build-2</meta:generator>
    <meta:document-statistic meta:object-count="35"/>
  </office:meta>
</office:document-meta>
</file>